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paragraph-rsid="00214e22"/>
    </style:style>
    <style:style style:name="P2" style:family="paragraph" style:parent-style-name="Preformatted_20_Text">
      <style:paragraph-properties fo:margin-top="0cm" fo:margin-bottom="0.499cm" style:contextual-spacing="false"/>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Preformatted_20_Text" style:list-style-name="List_20_1"/>
    <style:style style:name="P7" style:family="paragraph" style:parent-style-name="Preformatted_20_Text" style:list-style-name="List_20_1">
      <style:text-properties officeooo:paragraph-rsid="00214e22"/>
    </style:style>
    <style:style style:name="P8" style:family="paragraph" style:parent-style-name="Index_20_1">
      <style:paragraph-properties>
        <style:tab-stops>
          <style:tab-stop style:position="17cm" style:type="right" style:leader-style="dotted" style:leader-text="."/>
        </style:tab-stops>
      </style:paragraph-properties>
    </style:style>
    <style:style style:name="T1" style:family="text">
      <style:text-properties officeooo:rsid="0022015a"/>
    </style:style>
    <style:style style:name="T2" style:family="text">
      <style:text-properties officeooo:rsid="0022413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concordance.sdi"/>
      <text:p text:style-name="Title">Logiciels libres, une introduction</text:p>
      <text:h text:style-name="Heading_20_1" text:outline-level="1"><text:bookmark-start text:name="__RefHeading__209_1136051101"/>Qu'est ce qu'un logiciel ?<text:bookmark-end text:name="__RefHeading__209_1136051101"/></text:h>
      <text:p text:style-name="Preformatted_20_Text">Pour comprendre le concept de <text:alphabetical-index-mark-start text:id="IMark71995112"/>logiciel libre<text:alphabetical-index-mark-end text:id="IMark71995112"/>, vous devez d'abord comprendre ce qu'est un logiciel (ou encore programme ou application).</text:p>
      <text:p text:style-name="Preformatted_20_Text">Du point de vue de l'utilisateur, un logiciel est une application qui répond <text:span text:style-name="T1">à</text:span> l'un de ses besoins (traitement de textes, programme de dessin, jeu, ...).</text:p>
      <text:p text:style-name="Preformatted_20_Text">C'est une suite de petites instructions invisibles pour l'utilisateur, qui forment un tout cohérent.</text:p>
      <text:p text:style-name="Preformatted_20_Text">Ces logiciels ont besoin d'un <text:alphabetical-index-mark-start text:id="IMark71995112"/>système d'exploitation<text:alphabetical-index-mark-end text:id="IMark71995112"/> pour fonctionner. Le <text:alphabetical-index-mark-start text:id="IMark50530328"/>système d'exploitation<text:alphabetical-index-mark-end text:id="IMark50530328"/> permet d'accéder aux ressources de la machine</text:p>
      <text:p text:style-name="Preformatted_20_Text">(lecteur de disquette, écran, clavier, ...). C'est aussi le <text:alphabetical-index-mark-start text:id="IMark45935192"/>système d'exploitation<text:alphabetical-index-mark-end text:id="IMark45935192"/> qui se charge d'exécuter le logiciel.</text:p>
      <text:p text:style-name="Preformatted_20_Text">Les instructions d'un logiciel sont écrites dans un langage que l'ordinateur peut comprendre, le langage machine (ou <text:alphabetical-index-mark-start text:id="IMark45935192"/>langage binaire<text:alphabetical-index-mark-end text:id="IMark45935192"/>). En revanche, il</text:p>
      <text:p text:style-name="P1">est très difficile (voir impossible) <text:span text:style-name="T1">à</text:span> un humain de comprendre ce langage (c'est de plus interdit dans de nombreux pays). La manière la plus courante de créer un logiciel est de l'écrire dans un langage informatique compréhensible par des humains, et ensuite de le traduire vers le <text:alphabetical-index-mark-start text:id="IMark71995112"/>langage binaire<text:alphabetical-index-mark-end text:id="IMark71995112"/>. Cette traduction est effectuée par un logiciel appelé compilateur. Le logiciel dans sa forme compréhensible est appelé <text:alphabetical-index-mark-start text:id="IMark65295384"/>code source<text:alphabetical-index-mark-end text:id="IMark65295384"/>, et dans sa version en langage machine binaire. Qu'est-ce qu'un <text:alphabetical-index-mark-start text:id="IMark71184040"/>logiciel libre<text:alphabetical-index-mark-end text:id="IMark71184040"/> ?Imaginez que vous vous trouviez dans un restaurant et que vous mangiez un excellent plat. Peut-être aurez vous l'envie de le cuisiner chez vous pour vos amis ?C'est impossible, car vous n'avez pas la recette du plat. Vous pouvez toujours le manger dans le restaurant, mais même si vous connaissez le go<text:span text:style-name="T2">û</text:span>t,vous ne savez comment le reproduire. En informatique, c'est la même chose avec un logiciel. Le <text:alphabetical-index-mark-start text:id="IMark50184632"/>code source<text:alphabetical-index-mark-end text:id="IMark50184632"/> est la recette, le binaire est le plat cuisiné. La plupart des logiciels sont distribués sans leur <text:alphabetical-index-mark-start text:id="IMark61827400"/>code source<text:alphabetical-index-mark-end text:id="IMark61827400"/>, et il est interdit d'essayer de comprendre leur fonctionnement. Il est interdit de les partager avec vos amis, et il est interdit d'essayer de les modifier pour les adapter <text:span text:style-name="T1">à</text:span> vos besoins. Un <text:alphabetical-index-mark-start text:id="IMark64858472"/>logiciel libre<text:alphabetical-index-mark-end text:id="IMark64858472"/> vous garantit plusieurs libertés :</text:p>
      <text:list xml:id="list3909465649919569905" text:style-name="List_20_1">
        <text:list-item>
          <text:p text:style-name="P7">la liberté de copier le logiciel pour vous ou vos amis </text:p>
        </text:list-item>
        <text:list-item>
          <text:p text:style-name="P7">la liberté de comprendre son fonctionnement si vous le désirez </text:p>
        </text:list-item>
        <text:list-item>
          <text:p text:style-name="P7">la liberté de le modifier et de distribuer vos modifications</text:p>
        </text:list-item>
      </text:list>
      <text:h text:style-name="Heading_20_1" text:outline-level="1"><text:bookmark-start text:name="__RefHeading__211_1136051101"/><text:soft-page-break/>La FSF et le projet <text:alphabetical-index-mark text:string-value="GNU is not Linux"/><text:alphabetical-index-mark-start text:id="IMark62297224"/>GNU<text:bookmark-end text:name="__RefHeading__211_1136051101"/><text:alphabetical-index-mark-end text:id="IMark62297224"/></text:h>
      <text:p text:style-name="Preformatted_20_Text">Richard Stallman, considéré par tous comme le père des logiciels libres a commencé <text:span text:style-name="T1">à</text:span> penser au <text:alphabetical-index-mark-start text:id="IMark45935192"/>logiciel libre<text:alphabetical-index-mark-end text:id="IMark45935192"/> lorsqu'il travaillait au laboratoire</text:p>
      <text:p text:style-name="Preformatted_20_Text">d'intelligence artificielle au MIT. Le laboratoire possédait une imprimante qui tombait souvent en panne, mais comme les chercheurs avaient le code</text:p>
      <text:p text:style-name="Preformatted_20_Text">source du pilote\note{Le pilote est le logiciel qui sert <text:span text:style-name="T1">à</text:span> accéder et <text:span text:style-name="T1">à</text:span> utiliser l'imprimante.} de l'imprimante, ils avaient modifié le programme pour que</text:p>
      <text:p text:style-name="Preformatted_20_Text">l'imprimante leur envoie un signal <text:span text:style-name="T1">à</text:span> chaque panne.</text:p>
      <text:p text:style-name="Preformatted_20_Text">Un beau jour, le laboratoire achete une nouvelle imprimante de marque Xérox, plus fiable. En revanche, le pilote de l'imprimante n'est pas fourni <text:span text:style-name="T1">à</text:span> la</text:p>
      <text:p text:style-name="Preformatted_20_Text">livraison. Richard Stallman entend parler plus tard d'un laboratoire qui posséde les sources de ce pilote. S'y rendant, on lui répond que le laboratoire</text:p>
      <text:p text:style-name="Preformatted_20_Text">s'était engagé <text:span text:style-name="T1">à</text:span> ne pas diffuser les sources du pilote. Ressentant ce refus comme une agression, Richard Stallman prend alors conscience du danger</text:p>
      <text:p text:style-name="Preformatted_20_Text">de la logique propriétaire.</text:p>
      <text:p text:style-name="Preformatted_20_Text">Richard Stallman décide alors de fonder la <text:alphabetical-index-mark-start text:id="IMark71995112"/>Free Software Foundation<text:alphabetical-index-mark-end text:id="IMark71995112"/>. Conscient qu'il est impossible d'utiliser un ordinateur sans utiliser de logiciels</text:p>
      <text:p text:style-name="Preformatted_20_Text">propriétaires, il initialise le premier projet de la fondation, le projet <text:alphabetical-index-mark text:string-value="GNU is not Linux"/><text:alphabetical-index-mark-start text:id="IMark45912888"/>GNU<text:alphabetical-index-mark-end text:id="IMark45912888"/> (<text:alphabetical-index-mark text:string-value="GNU is not Linux"/><text:alphabetical-index-mark-start text:id="IMark59078024"/>GNU<text:alphabetical-index-mark-end text:id="IMark59078024"/> est un jeu de mots récursif signifiant <text:alphabetical-index-mark text:string-value="GNU is not Linux"/><text:alphabetical-index-mark-start text:id="IMark62200312"/>GNU<text:alphabetical-index-mark-end text:id="IMark62200312"/>'s Not Unix). Ce projet</text:p>
      <text:p text:style-name="Preformatted_20_Text">vise <text:span text:style-name="T1">à</text:span> concevoir un <text:alphabetical-index-mark-start text:id="IMark62418088"/>système d'exploitation<text:alphabetical-index-mark-end text:id="IMark62418088"/> complet et entièrement libre. Ce système sera compatible avec UNIX, mais sera différent. Aujourd'hui ce</text:p>
      <text:p text:style-name="Preformatted_20_Text">système existe, et s'appelle <text:alphabetical-index-mark text:string-value="GNU is not Linux"/><text:alphabetical-index-mark text:string-value="GNU is not Linux"/><text:alphabetical-index-mark-start text:id="IMark49428744"/>GNU<text:alphabetical-index-mark-end text:id="IMark49428744"/>/Linux.</text:p>
      <text:p text:style-name="Preformatted_20_Text">Pour valider ce système, une base légale est nécessaire. Cette base légale est la <text:alphabetical-index-mark text:string-value="GNU is not Linux"/><text:alphabetical-index-mark-start text:id="IMark49428744"/>GNU<text:alphabetical-index-mark-end text:id="IMark49428744"/> <text:alphabetical-index-mark-start text:id="IMark65357832"/>GPL<text:alphabetical-index-mark-end text:id="IMark65357832"/>, pour <text:alphabetical-index-mark text:string-value="GNU is not Linux"/><text:alphabetical-index-mark-start text:id="IMark50641320"/>GNU<text:alphabetical-index-mark-end text:id="IMark50641320"/> General Public Licence. La <text:alphabetical-index-mark text:string-value="GNU is not Linux"/><text:alphabetical-index-mark-start text:id="IMark58656760"/>GNU<text:alphabetical-index-mark-end text:id="IMark58656760"/> <text:alphabetical-index-mark-start text:id="IMark72781768"/>GPL<text:alphabetical-index-mark-end text:id="IMark72781768"/> est la</text:p>
      <text:p text:style-name="Preformatted_20_Text">licence des logiciels libres par excellence. Elle détermine des conditions de distribution qui garantissent les libertés de l'utilisateur. Un programme</text:p>
      <text:p text:style-name="Preformatted_20_Text">protégé par la <text:alphabetical-index-mark-start text:id="IMark71761912"/>GPL<text:alphabetical-index-mark-end text:id="IMark71761912"/> est libre, mais la <text:alphabetical-index-mark-start text:id="IMark62418088"/>GPL<text:alphabetical-index-mark-end text:id="IMark62418088"/> impose aussi que tout travail dérivé de ce logiciel reste libre.</text:p>
      <text:h text:style-name="Heading_20_1" text:outline-level="1"><text:bookmark-start text:name="__RefHeading__213_1136051101"/><text:alphabetical-index-mark-start text:id="IMark48487160"/><text:alphabetical-index-mark text:string-value="GNU is not Linux"/><text:alphabetical-index-mark text:string-value="GNU is not Linux"/>GNU<text:alphabetical-index-mark-end text:id="IMark48487160"/>/Linux, une réalité<text:bookmark-end text:name="__RefHeading__213_1136051101"/></text:h>
      <text:p text:style-name="Preformatted_20_Text">Le projet <text:alphabetical-index-mark text:string-value="GNU is not Linux"/><text:alphabetical-index-mark-start text:id="IMark65357832"/>GNU<text:alphabetical-index-mark-end text:id="IMark65357832"/> a commencé de zéro, et ses premiers développements avaient pour but de créer un environnement de développement utilisable. Les</text:p>
      <text:p text:style-name="Preformatted_20_Text">premiers efforts se sont donc très logiquement portés sur l'élaboration d'un compilateur (<text:alphabetical-index-mark-start text:id="IMark62418088"/>gcc<text:alphabetical-index-mark-end text:id="IMark62418088"/>), d'un éditeur de textes (<text:alphabetical-index-mark-start text:id="IMark71761912"/>Emacs<text:alphabetical-index-mark-end text:id="IMark71761912"/>), ainsi que d'un</text:p>
      <text:p text:style-name="Preformatted_20_Text">déboggeur (<text:alphabetical-index-mark text:string-value="Programmes"/><text:alphabetical-index-mark-start text:id="IMark62418088"/>gdb<text:alphabetical-index-mark-end text:id="IMark62418088"/>). Un noyau (Hurd) était aussi prévu, mais son élaboration prend plus de temps que prévu.</text:p>
      <text:p text:style-name="Preformatted_20_Text">En 1991, Linus Torvalds commence <text:span text:style-name="T1">à</text:span> écrire son noyau, qui connaîtra plus tard le succès que l'on sait. Le projet <text:alphabetical-index-mark text:string-value="GNU is not Linux"/><text:alphabetical-index-mark-start text:id="IMark48487160"/>GNU<text:alphabetical-index-mark-end text:id="IMark48487160"/> l'adopte en attendant que Hurd</text:p>
      <text:p text:style-name="Preformatted_20_Text">soit opérationnel, et le noyau Linux devient alors composant du système <text:alphabetical-index-mark text:string-value="GNU is not Linux"/><text:alphabetical-index-mark text:string-value="GNU is not Linux"/><text:alphabetical-index-mark-start text:id="IMark49428744"/>GNU<text:alphabetical-index-mark-end text:id="IMark49428744"/>/Linux.</text:p>
      <text:p text:style-name="Preformatted_20_Text"><text:soft-page-break/>Le système <text:alphabetical-index-mark text:string-value="GNU is not Linux"/><text:alphabetical-index-mark text:string-value="GNU is not Linux"/><text:alphabetical-index-mark-start text:id="IMark65357832"/>GNU<text:alphabetical-index-mark-end text:id="IMark65357832"/>/Linux est réputé pour sa fiabilité et sa robustesse. Ceci est dÃ» en partie <text:span text:style-name="T2">à</text:span> la liberté des logiciels qui le composent, l'accès aux</text:p>
      <text:p text:style-name="Preformatted_20_Text">sources permettant de corriger très facilement et rapidement une erreur de programmation.</text:p>
      <text:p text:style-name="Preformatted_20_Text">Le système <text:alphabetical-index-mark text:string-value="GNU is not Linux"/><text:alphabetical-index-mark text:string-value="GNU is not Linux"/><text:alphabetical-index-mark-start text:id="IMark71761912"/>GNU<text:alphabetical-index-mark-end text:id="IMark71761912"/>/Linux est fortement <text:alphabetical-index-mark-start text:id="IMark49428744"/>POSIX<text:alphabetical-index-mark-end text:id="IMark49428744"/> (<text:alphabetical-index-mark-start text:id="IMark72260632"/>POSIX<text:alphabetical-index-mark-end text:id="IMark72260632"/> est un ensemble de normes définissant un système UNIX idéal), ce qui le rend très similaire <text:span text:style-name="T1">à</text:span></text:p>
      <text:p text:style-name="Preformatted_20_Text">la plupart des UNIX propriétaires existants. Le noyau Linux est multi-tÃ¢ches, multi-utilisateurs, et intègre la plupart des technologies les plus récentes</text:p>
      <text:p text:style-name="Preformatted_20_Text">(SMP, clustering, RAID, ...).</text:p>
      <text:p text:style-name="Preformatted_20_Text"><text:alphabetical-index-mark-start text:id="IMark65357832"/><text:alphabetical-index-mark text:string-value="GNU is not Linux"/><text:alphabetical-index-mark text:string-value="GNU is not Linux"/>GNU<text:alphabetical-index-mark-end text:id="IMark65357832"/>/Linux est aujourd'hui utilisé aussi bien par les entreprises que par les utilisateurs finaux.</text:p>
      <text:p text:style-name="Preformatted_20_Text">De nombreuses applications sont disponibles pour l'utilisateur non informaticien. Par exemple, l'environnement graphique <text:alphabetical-index-mark text:string-value="Programmes"/><text:alphabetical-index-mark-start text:id="IMark65357832"/>Gnome<text:alphabetical-index-mark-end text:id="IMark65357832"/> permet d'utiliser</text:p>
      <text:p text:style-name="Preformatted_20_Text">son ordinateur sans utiliser la ligne de commande. <text:alphabetical-index-mark text:string-value="Programmes"/><text:span text:style-name="T1">Gimp</text:span> est un logiciel de traitement d'images très puissant. <text:alphabetical-index-mark text:string-value="GNU is not Linux"/><text:alphabetical-index-mark-start text:id="IMark65357832"/>Gnu<text:alphabetical-index-mark-end text:id="IMark65357832"/>meric est un tableur intégré au projet</text:p>
      <text:p text:style-name="Preformatted_20_Text"><text:alphabetical-index-mark-start text:id="IMark49428744"/><text:alphabetical-index-mark text:string-value="Programmes"/>Gnome<text:alphabetical-index-mark-end text:id="IMark49428744"/>. Ce ne sont que des exemples, de nombreuses applications peuvent rendre d'immenses services <text:span text:style-name="T1">à</text:span> l'utilisateur. La sécurité et la fiabilité de ce</text:p>
      <text:p text:style-name="Preformatted_20_Text">système sont un argument supplémentaire pour l'utiliser (les virus n'existent pas). Plusieurs distributions existent, et l'installation du système</text:p>
      <text:p text:style-name="Preformatted_20_Text"><text:alphabetical-index-mark-start text:id="IMark65357832"/><text:alphabetical-index-mark text:string-value="GNU is not Linux"/><text:alphabetical-index-mark text:string-value="GNU is not Linux"/>GNU<text:alphabetical-index-mark-end text:id="IMark65357832"/>/Linux est désormais facile.</text:p>
      <text:p text:style-name="Preformatted_20_Text">Pour l'entreprise, les champs d'application sont vastes. La robustesse du système couplée <text:span text:style-name="T1">à</text:span> l'excellence des applications orientées réseau (Apache par</text:p>
      <text:p text:style-name="Preformatted_20_Text">exemple) en fait un système de choix pour les serveurs (le couple <text:alphabetical-index-mark text:string-value="GNU is not Linux"/><text:alphabetical-index-mark text:string-value="GNU is not Linux"/><text:alphabetical-index-mark-start text:id="IMark65357832"/>GNU<text:alphabetical-index-mark-end text:id="IMark65357832"/>/Linux et Apache est le plus utilisé au monde en matière de serveurs web). Les</text:p>
      <text:p text:style-name="Preformatted_20_Text">outils de développement (en particuliers les outils <text:alphabetical-index-mark text:string-value="GNU is not Linux"/><text:alphabetical-index-mark-start text:id="IMark65357832"/>GNU<text:alphabetical-index-mark-end text:id="IMark65357832"/> : <text:alphabetical-index-mark-start text:id="IMark48487160"/>Emacs<text:alphabetical-index-mark-end text:id="IMark48487160"/>, <text:alphabetical-index-mark-start text:id="IMark71761912"/>gcc<text:alphabetical-index-mark-end text:id="IMark71761912"/>, cvs, ...) font de <text:alphabetical-index-mark text:string-value="GNU is not Linux"/><text:alphabetical-index-mark text:string-value="GNU is not Linux"/><text:alphabetical-index-mark-start text:id="IMark45740488"/>GNU<text:alphabetical-index-mark-end text:id="IMark45740488"/>/Linux une plate-forme de développement puissante et</text:p>
      <text:p text:style-name="Preformatted_20_Text">agréable <text:span text:style-name="T1">à</text:span> utiliser. En dehors de ces considérations techniques, l'utilisation de logiciels libres affranchit de plus l'entreprise de la main-mise d'un</text:p>
      <text:p text:style-name="Preformatted_20_Text">éditeur.</text:p>
      <text:h text:style-name="Heading_20_1" text:outline-level="1"><text:bookmark-start text:name="__RefHeading__215_1136051101"/>Pourquoi le <text:alphabetical-index-mark-start text:id="IMark48487160"/>logiciel libre<text:alphabetical-index-mark-end text:id="IMark48487160"/> est t'il meilleur ?<text:bookmark-end text:name="__RefHeading__215_1136051101"/></text:h>
      <text:h text:style-name="Heading_20_2" text:outline-level="2"><text:bookmark-start text:name="__RefHeading__217_1136051101"/>Pour le technicien<text:bookmark-end text:name="__RefHeading__217_1136051101"/></text:h>
      <text:p text:style-name="Preformatted_20_Text">Par définition, les sources d'un <text:alphabetical-index-mark-start text:id="IMark65003592"/>logiciel libre<text:alphabetical-index-mark-end text:id="IMark65003592"/> sont publiques et librement utilisables. Pour le technicien, c'est d'un intérêt inconsidérable. D'abord, il peut se permettre d'utiliser un <text:alphabetical-index-mark-start text:id="IMark72781768"/>code source<text:alphabetical-index-mark-end text:id="IMark72781768"/> codé par un autre programmeur sans crainte de poursuites. Il n'a pas besoin de ``réinventer la roue''.</text:p>
      <text:p text:style-name="Preformatted_20_Text">De plus, les erreurs d'un <text:alphabetical-index-mark-start text:id="IMark49428744"/>logiciel libre<text:alphabetical-index-mark-end text:id="IMark49428744"/> seront plus rapidement corrigées. L'ouverture des sources permet aux informaticiens (ou tout simplement aux</text:p>
      <text:p text:style-name="Preformatted_20_Text">utilisateurs ayant quelques connaissances) de corriger eux-même les erreurs qu'ils rencontrent dans les programmes qu'ils utilisent. Les corrections</text:p>
      <text:p text:style-name="Preformatted_20_Text">seront intégrées dans la version suivante du logiciel.</text:p>
      <text:p text:style-name="Preformatted_20_Text">Pour les étudiants en informatique ou même les professionnels, l'accès aux sources permet un apprentissage des plus profonds. Pour beaucoup de</text:p>
      <text:p text:style-name="Preformatted_20_Text">professionnels, ``la meilleure documentation qui puisse exister, ce sont les sources elles-mêmes''.</text:p>
      <text:h text:style-name="Heading_20_2" text:outline-level="2"><text:bookmark-start text:name="__RefHeading__219_1136051101"/>Pour l'utilisateur<text:bookmark-end text:name="__RefHeading__219_1136051101"/></text:h>
      <text:p text:style-name="Preformatted_20_Text">L'utilisateur ne bénéficie par directement de l'accès aux sources. La plupart des automobilistes ne connaissent pas le fonctionnement d'un moteur,</text:p>
      <text:p text:style-name="Preformatted_20_Text">c'est la même chose en informatique. Maintenant, imaginons un monde ou 10% de la population fait de la mécanique pendant ses moments perdus, et</text:p>
      <text:p text:style-name="Preformatted_20_Text">passe son temps <text:span text:style-name="T1">à</text:span> améliorer son véhicule. Si vous achetez une voiture d'occasion, vous êtes sÃ»r que le moteur a été amélioré par son propriétaire</text:p>
      <text:p text:style-name="Preformatted_20_Text">précédent. On gagne en fiabilité, en performance et en qualité.</text:p>
      <text:p text:style-name="Preformatted_20_Text">En informatique, on a plus ou moins le même concept, mais l<text:span text:style-name="T1">à</text:span> vous avez une voiture neuve qui profite de toutes les technologies développées dans</text:p>
      <text:p text:style-name="Preformatted_20_Text">des petits garages indépendants par des artisants habiles, et dont les meilleures sont rassemblées dans votre véhicule. Vous êtes sÃ»r de la qualité tout</text:p>
      <text:p text:style-name="Preformatted_20_Text"><text:soft-page-break/>comme de la sécurité. Dans le cas d'un vice de conception, vous êtes certain que quelqu'un aura détecté l'erreur avant vous et l'aura corrigée.</text:p>
      <text:h text:style-name="Heading_20_2" text:outline-level="2"><text:bookmark-start text:name="__RefHeading__221_1136051101"/>Pour les entreprises<text:bookmark-end text:name="__RefHeading__221_1136051101"/></text:h>
      <text:p text:style-name="Preformatted_20_Text">Comme pour les utilisateurs, les entreprises bénéficient de la qualité du logiciel. Mais en plus, le modèle de développement des logiciels libres est un</text:p>
      <text:p text:style-name="Preformatted_20_Text">avantage <text:span text:style-name="T1">à</text:span> lui tout seul. Il permet de corriger très rapidement une erreur de programmation dont les effets sont critiques pour l'entreprise, et aucune</text:p>
      <text:p text:style-name="Preformatted_20_Text">logique marchande ne conditionne les sorties des différentes versions des logiciels libres.</text:p>
      <text:p text:style-name="Preformatted_20_Text">Si une entreprise décide de jouer le jeu et de développer des logiciels libres, elle bénéficie du support de toute la communauté du <text:alphabetical-index-mark-start text:id="IMark62418088"/>logiciel libre<text:alphabetical-index-mark-end text:id="IMark62418088"/>, tout</text:p>
      <text:p text:style-name="Preformatted_20_Text">comme elle garantit la pérénité de son programme.</text:p>
      <text:h text:style-name="Heading_20_1" text:outline-level="1"><text:bookmark-start text:name="__RefHeading__223_1136051101"/><text:alphabetical-index-mark-start text:id="IMark62418088"/>Brevet<text:alphabetical-index-mark-end text:id="IMark62418088"/>s sur les logiciels<text:bookmark-end text:name="__RefHeading__223_1136051101"/></text:h>
      <text:p text:style-name="Preformatted_20_Text">D'après la directive européenne du 14 mai 1991 concernant la protection juridique des programmes d'ordinateurs, ceux-ci sont protégés par le droit</text:p>
      <text:p text:style-name="Preformatted_20_Text">d'auteur, en tant qu'oeuvre littéraire au sens de la convention de Berne pour la protection des oeuvres littéraires et artistiques.</text:p>
      <text:p text:style-name="Preformatted_20_Text">La directive précise que seule l'expression d'un programme d'ordinateur est protégée et que les idées et les principes qui sont <text:span text:style-name="T1">à</text:span> la base de la logique,</text:p>
      <text:p text:style-name="Preformatted_20_Text">des algorithmes et des langages de programmation ne sont pas protégés par le droit d'auteur. De même, les idées et principes qui sont <text:span text:style-name="T1">à</text:span> la base de ses</text:p>
      <text:p text:style-name="Preformatted_20_Text">interfaces ne sont pas protégés par le droit d'auteur.</text:p>
      <text:p text:style-name="Preformatted_20_Text">L'unique critère pour déterminer si un programme peut bénéficier d'une protection est son originalité, en ce sens que ce programme est la création</text:p>
      <text:p text:style-name="Preformatted_20_Text">intellectuelle propre <text:span text:style-name="T1">à</text:span> son auteur.</text:p>
      <text:p text:style-name="Preformatted_20_Text">Un projet de directive européenne propose de remettre en cause la non <text:alphabetical-index-mark-start text:id="IMark58656760"/>brevet<text:alphabetical-index-mark-end text:id="IMark58656760"/>abilité des programmes d'ordinateurs garantie par la directive</text:p>
      <text:p text:style-name="Preformatted_20_Text">européenne de 1991 et la Convention de Munich.</text:p>
      <text:h text:style-name="Heading_20_2" text:outline-level="2"><text:bookmark-start text:name="__RefHeading__225_1136051101"/>Effets dangereux des <text:alphabetical-index-mark-start text:id="IMark49909240"/>brevet<text:alphabetical-index-mark-end text:id="IMark49909240"/>s sur les logiciels<text:bookmark-end text:name="__RefHeading__225_1136051101"/></text:h>
      <text:p text:style-name="Preformatted_20_Text">Quelques effets pervers des <text:alphabetical-index-mark-start text:id="IMark46487992"/>brevet<text:alphabetical-index-mark-end text:id="IMark46487992"/>s sur les logiciels :</text:p>
      <text:h text:style-name="Heading_20_3" text:outline-level="3"><text:bookmark-start text:name="__RefHeading__227_1136051101"/>Pour l'innovation<text:bookmark-end text:name="__RefHeading__227_1136051101"/></text:h>
      <text:p text:style-name="Preformatted_20_Text">Le <text:alphabetical-index-mark-start text:id="IMark72220712"/>brevet<text:alphabetical-index-mark-end text:id="IMark72220712"/> permet de restreindre l'utilisation d'une innovation pendant vingt ans.</text:p>
      <text:p text:style-name="Preformatted_20_Text">Or, dans le cas des programmes d'ordinateurs, les <text:alphabetical-index-mark-start text:id="IMark72260632"/>brevet<text:alphabetical-index-mark-end text:id="IMark72260632"/>s résultent le plus souvent de la découverte ou de la simple application d'une propriété</text:p>
      <text:p text:style-name="Preformatted_20_Text">mathématique ou d'un algorithme, qui fait partie du patrimoine de l'humanité. La plupart du temps, les découvertes effectuées par un programmeur ne</text:p>
      <text:p text:style-name="Preformatted_20_Text">sont que l'adaptation d'idées déj<text:span text:style-name="T1">à</text:span> existantes <text:span text:style-name="T1">à</text:span> un problème bien défini.</text:p>
      <text:p text:style-name="Preformatted_20_Text">Aux Etats-Unis, plus de 50 000 <text:alphabetical-index-mark-start text:id="IMark72781768"/>brevet<text:alphabetical-index-mark-end text:id="IMark72781768"/>s concernant l'informatique sont déposés. Dans un tel contexte, il est impossible <text:span text:style-name="T1">à</text:span> un programmeur d'accomplir</text:p>
      <text:p text:style-name="Preformatted_20_Text">son métier sans transgresser un <text:alphabetical-index-mark-start text:id="IMark72260632"/>brevet<text:alphabetical-index-mark-end text:id="IMark72260632"/> <text:span text:style-name="T1">à</text:span> son insu. Les <text:alphabetical-index-mark-start text:id="IMark62227224"/>brevet<text:alphabetical-index-mark-end text:id="IMark62227224"/>s informatiques couvrent des domaines divers : les éléments les plus simples de</text:p>
      <text:p text:style-name="Preformatted_20_Text">l'interface d'un programme, des algorithmes qu'un étudiant de première année dans une école informatique pourrait inventer <text:span text:style-name="T1">à</text:span> nouveau, et même</text:p>
      <text:p text:style-name="Preformatted_20_Text">l'utilisation des couleurs. Il faudrait mettre un ou deux avocats derrière chaque programmeur, et, dans la plupart des cas, il serait impossible d'écrire</text:p>
      <text:p text:style-name="Preformatted_20_Text">un programme fonctionnel, car les algorithmes les plus efficaces ou évidents sont protégés par des <text:alphabetical-index-mark-start text:id="IMark72260632"/>brevet<text:alphabetical-index-mark-end text:id="IMark72260632"/>s.</text:p>
      <text:p text:style-name="Preformatted_20_Text">De grands groupes détiennent la majorité des <text:alphabetical-index-mark-start text:id="IMark65003592"/>brevet<text:alphabetical-index-mark-end text:id="IMark65003592"/>s et s'en servent pour bloquer leurs concurrents, le <text:alphabetical-index-mark-start text:id="IMark62227224"/>brevet<text:alphabetical-index-mark-end text:id="IMark62227224"/> étant ici une arme offensive et non plus</text:p>
      <text:p text:style-name="Preformatted_20_Text">défensive. Seules les très grandes compagnies de logiciels auraient le droit <text:span text:style-name="T1">à</text:span> la création. Ce serait la fin du droit de chacun d'innover et de créer.</text:p>
      <text:h text:style-name="Heading_20_3" text:outline-level="3"><text:bookmark-start text:name="__RefHeading__229_1136051101"/>Pour l'informatique libre<text:bookmark-end text:name="__RefHeading__229_1136051101"/></text:h>
      <text:p text:style-name="Preformatted_20_Text"><text:soft-page-break/>L'informatique libre est forcément la plus touchée par la <text:alphabetical-index-mark-start text:id="IMark47405416"/>brevet<text:alphabetical-index-mark-end text:id="IMark47405416"/>abilité des programmes d'ordinateurs. Un <text:alphabetical-index-mark-start text:id="IMark72260632"/>logiciel libre<text:alphabetical-index-mark-end text:id="IMark72260632"/> utilise par nature des</text:p>
      <text:p text:style-name="Preformatted_20_Text">techniques et des inventions découvertes par autrui, tout comme il autorise l'utilisation future des techniques développées par son programmeur.</text:p>
      <text:p text:style-name="Preformatted_20_Text">Un programmeur de <text:alphabetical-index-mark-start text:id="IMark58656760"/>logiciel libre<text:alphabetical-index-mark-end text:id="IMark58656760"/> ne peut pas non plus se permettre d'embaucher des avocats pour se protéger dans le cas probable <text:span text:style-name="T1">ou</text:span> il enfreindrait</text:p>
      <text:p text:style-name="Preformatted_20_Text">un <text:alphabetical-index-mark-start text:id="IMark72220712"/>brevet<text:alphabetical-index-mark-end text:id="IMark72220712"/> par inadvertance.</text:p>
      <text:p text:style-name="Preformatted_20_Text">De plus, l'informatique libre posant comme principe le partage et l'utilisation mutuelle des connaissances, pour le bien de la communauté, ne peut</text:p>
      <text:p text:style-name="Preformatted_20_Text">accepter la <text:alphabetical-index-mark-start text:id="IMark58656760"/>brevet<text:alphabetical-index-mark-end text:id="IMark58656760"/>abilité des programmes d'ordinateurs.</text:p>
      <text:p text:style-name="Preformatted_20_Text">Les idées appartiennent <text:span text:style-name="T1">à</text:span> l'humanité.</text:p>
      <text:h text:style-name="Heading_20_1" text:outline-level="1"><text:bookmark-start text:name="__RefHeading__231_1136051101"/>Pour en savoir plus<text:bookmark-end text:name="__RefHeading__231_1136051101"/></text:h>
      <text:p text:style-name="Preformatted_20_Text">Si vous voulez en savoir plus, n'hésitez pas <text:span text:style-name="T1">à</text:span> faire un tour sur les sites suivants :</text:p>
      <text:list xml:id="list163456101210823" text:continue-numbering="true" text:style-name="List_20_1">
        <text:list-item>
          <text:p text:style-name="P6">http://www.<text:alphabetical-index-mark text:string-value="GNU is not Linux"/><text:alphabetical-index-mark-start text:id="IMark62227224"/>gnu<text:alphabetical-index-mark-end text:id="IMark62227224"/>.org, le site web du projet <text:alphabetical-index-mark text:string-value="GNU is not Linux"/><text:alphabetical-index-mark-start text:id="IMark50641320"/>GNU<text:alphabetical-index-mark-end text:id="IMark50641320"/> et de la FSF. C'est le site web de référence lorsqu'on parle de <text:alphabetical-index-mark-start text:id="IMark59019192"/>logiciel libre<text:alphabetical-index-mark-end text:id="IMark59019192"/>. Il contient la philosophie</text:p>
        </text:list-item>
      </text:list>
      <text:p text:style-name="Preformatted_20_Text"><text:alphabetical-index-mark-start text:id="IMark58605864"/><text:alphabetical-index-mark text:string-value="GNU is not Linux"/>GNU<text:alphabetical-index-mark-end text:id="IMark58605864"/> qui explique pourquoi il faut du <text:alphabetical-index-mark-start text:id="IMark50379352"/>logiciel libre<text:alphabetical-index-mark-end text:id="IMark50379352"/> et de nombreuses autres choses comme la <text:alphabetical-index-mark-start text:id="IMark50641320"/>GPL<text:alphabetical-index-mark-end text:id="IMark50641320"/>.</text:p>
      <text:list xml:id="list163457183016904" text:continue-numbering="true" text:style-name="List_20_1">
        <text:list-item>
          <text:p text:style-name="P6">http://www.april.org, le site de l'association APRIL (Association pour la Promotion et la Recherche en Informatique Libre). Le web contient des</text:p>
        </text:list-item>
      </text:list>
      <text:p text:style-name="Preformatted_20_Text">informations sur l'association, sur leurs travaux en cours, sur les manifestations organisées par l'association ainsi que sur la philosophie de</text:p>
      <text:p text:style-name="Preformatted_20_Text">l'informatique libre.</text:p>
      <text:list xml:id="list163456622286094" text:continue-numbering="true" text:style-name="List_20_1">
        <text:list-item>
          <text:p text:style-name="P6">http://www.debian.org, le site de la distribution de <text:alphabetical-index-mark text:string-value="GNU is not Linux"/><text:alphabetical-index-mark text:string-value="GNU is not Linux"/><text:alphabetical-index-mark-start text:id="IMark58656760"/>GNU<text:alphabetical-index-mark-end text:id="IMark58656760"/>/Linux la plus libre.</text:p>
        </text:list-item>
        <text:list-item>
          <text:p text:style-name="P6">http://www.linux.org, le site de départ pour toute information ou recherche de logiciels concernant le système <text:alphabetical-index-mark text:string-value="GNU is not Linux"/><text:alphabetical-index-mark text:string-value="GNU is not Linux"/><text:alphabetical-index-mark-start text:id="IMark50456840"/>GNU<text:alphabetical-index-mark-end text:id="IMark50456840"/>/Linux.</text:p>
        </text:list-item>
        <text:list-item>
          <text:p text:style-name="P6">http://www.linux-france.org, site d'informations (avec de nombreuses documentations) en franÃ§ais autour de <text:alphabetical-index-mark text:string-value="GNU is not Linux"/><text:alphabetical-index-mark text:string-value="GNU is not Linux"/><text:alphabetical-index-mark-start text:id="IMark72712264"/>GNU<text:alphabetical-index-mark-end text:id="IMark72712264"/>/Linux.</text:p>
        </text:list-item>
        <text:list-item>
          <text:p text:style-name="P6">http://www.linux-center.fr, site d'actualités en franÃ§ais autour de <text:alphabetical-index-mark text:string-value="GNU is not Linux"/><text:alphabetical-index-mark text:string-value="GNU is not Linux"/><text:alphabetical-index-mark-start text:id="IMark50456840"/>GNU<text:alphabetical-index-mark-end text:id="IMark50456840"/>/Linux.</text:p>
        </text:list-item>
        <text:list-item>
          <text:p text:style-name="P6">http://lpf.ai.mit.edu, le site de la League For Programing Freedom, qui s'intéresse au problème des <text:alphabetical-index-mark-start text:id="IMark62061944"/>brevet<text:alphabetical-index-mark-end text:id="IMark62061944"/>s sur les logiciels.</text:p>
        </text:list-item>
      </text:list>
      <text:p text:style-name="Preformatted_20_Text">Généré le 29/08/1999 par Benjamin Drieu</text:p>
      <text:p text:style-name="Preformatted_20_Text">Sauf mention contraire indiquée plus haut, le présent document est soumis aux conditions d'exploitation suivantes :</text:p>
      <text:p text:style-name="Preformatted_20_Text">Copyright 1999 APRIL Ce document peut être reproduit par n'importe quel moyen que ce soit, pourvu qu'aucune modification ne soit effectuée et</text:p>
      <text:p text:style-name="Preformatted_20_Text">que cette notice soit préservée.</text:p>
      <text:h text:style-name="Heading_20_2" text:outline-level="2"/>
      <text:p text:style-name="Text_20_body"/>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text:a xlink:type="simple" xlink:href="#__RefHeading__209_1136051101" text:style-name="Index_20_Link" text:visited-style-name="Index_20_Link">I Qu'est ce qu'un logiciel ?<text:tab/>1</text:a></text:p>
          <text:p text:style-name="P4"><text:a xlink:type="simple" xlink:href="#__RefHeading__211_1136051101" text:style-name="Index_20_Link" text:visited-style-name="Index_20_Link">II La FSF et le projet </text:a><text:alphabetical-index-mark text:string-value="GNU is not Linux"/><text:alphabetical-index-mark-start text:id="IMark65942904"/><text:a xlink:type="simple" xlink:href="#__RefHeading__211_1136051101" text:style-name="Index_20_Link" text:visited-style-name="Index_20_Link">GNU</text:a><text:alphabetical-index-mark-end text:id="IMark65942904"/><text:a xlink:type="simple" xlink:href="#__RefHeading__211_1136051101" text:style-name="Index_20_Link" text:visited-style-name="Index_20_Link"><text:tab/>1</text:a></text:p>
          <text:p text:style-name="P4"><text:a xlink:type="simple" xlink:href="#__RefHeading__213_1136051101" text:style-name="Index_20_Link" text:visited-style-name="Index_20_Link">III </text:a><text:alphabetical-index-mark text:string-value="GNU is not Linux"/><text:alphabetical-index-mark text:string-value="GNU is not Linux"/><text:alphabetical-index-mark-start text:id="IMark65942904"/><text:a xlink:type="simple" xlink:href="#__RefHeading__213_1136051101" text:style-name="Index_20_Link" text:visited-style-name="Index_20_Link">GNU</text:a><text:alphabetical-index-mark-end text:id="IMark65942904"/><text:a xlink:type="simple" xlink:href="#__RefHeading__213_1136051101" text:style-name="Index_20_Link" text:visited-style-name="Index_20_Link">/Linux, une réalité<text:tab/>2</text:a></text:p>
          <text:p text:style-name="P4"><text:a xlink:type="simple" xlink:href="#__RefHeading__215_1136051101" text:style-name="Index_20_Link" text:visited-style-name="Index_20_Link">IV Pourquoi le </text:a><text:alphabetical-index-mark-start text:id="IMark45556824"/><text:a xlink:type="simple" xlink:href="#__RefHeading__215_1136051101" text:style-name="Index_20_Link" text:visited-style-name="Index_20_Link">logiciel libre</text:a><text:alphabetical-index-mark-end text:id="IMark45556824"/><text:a xlink:type="simple" xlink:href="#__RefHeading__215_1136051101" text:style-name="Index_20_Link" text:visited-style-name="Index_20_Link"> est t'il meilleur ?<text:tab/>2</text:a></text:p>
          <text:p text:style-name="P3"><text:a xlink:type="simple" xlink:href="#__RefHeading__217_1136051101" text:style-name="Index_20_Link" text:visited-style-name="Index_20_Link">IV.aPour le technicien<text:tab/>2</text:a></text:p>
          <text:p text:style-name="P3"><text:a xlink:type="simple" xlink:href="#__RefHeading__219_1136051101" text:style-name="Index_20_Link" text:visited-style-name="Index_20_Link">IV.bPour l'utilisateur<text:tab/>3</text:a></text:p>
          <text:p text:style-name="P3"><text:a xlink:type="simple" xlink:href="#__RefHeading__221_1136051101" text:style-name="Index_20_Link" text:visited-style-name="Index_20_Link">IV.cPour les entreprises<text:tab/>3</text:a></text:p>
          <text:p text:style-name="P4"><text:a xlink:type="simple" xlink:href="#__RefHeading__223_1136051101" text:style-name="Index_20_Link" text:visited-style-name="Index_20_Link">V </text:a><text:alphabetical-index-mark-start text:id="IMark71375432"/><text:a xlink:type="simple" xlink:href="#__RefHeading__223_1136051101" text:style-name="Index_20_Link" text:visited-style-name="Index_20_Link">Brevet</text:a><text:alphabetical-index-mark-end text:id="IMark71375432"/><text:a xlink:type="simple" xlink:href="#__RefHeading__223_1136051101" text:style-name="Index_20_Link" text:visited-style-name="Index_20_Link">s sur les logiciels<text:tab/>3</text:a></text:p>
          <text:p text:style-name="P3"><text:a xlink:type="simple" xlink:href="#__RefHeading__225_1136051101" text:style-name="Index_20_Link" text:visited-style-name="Index_20_Link">V.aEffets dangereux des </text:a><text:alphabetical-index-mark-start text:id="IMark58354136"/><text:a xlink:type="simple" xlink:href="#__RefHeading__225_1136051101" text:style-name="Index_20_Link" text:visited-style-name="Index_20_Link">brevet</text:a><text:alphabetical-index-mark-end text:id="IMark58354136"/><text:a xlink:type="simple" xlink:href="#__RefHeading__225_1136051101" text:style-name="Index_20_Link" text:visited-style-name="Index_20_Link">s sur les logiciels<text:tab/>4</text:a></text:p>
          <text:p text:style-name="P5"><text:a xlink:type="simple" xlink:href="#__RefHeading__227_1136051101" text:style-name="Index_20_Link" text:visited-style-name="Index_20_Link">Pour l'innovation<text:tab/>4</text:a></text:p>
          <text:p text:style-name="P5"><text:a xlink:type="simple" xlink:href="#__RefHeading__229_1136051101" text:style-name="Index_20_Link" text:visited-style-name="Index_20_Link">Pour l'informatique libre<text:tab/>4</text:a></text:p>
          <text:p text:style-name="P4"><text:a xlink:type="simple" xlink:href="#__RefHeading__231_1136051101" text:style-name="Index_20_Link" text:visited-style-name="Index_20_Link">VI Pour en savoir plus<text:tab/>4</text:a></text:p>
        </text:index-body>
      </text:table-of-content>
      <text:alphabetical-index text:style-name="Sect1" text:name="Index lexical1">
        <text:alphabetical-index-source text:main-entry-style-name="Main_20_index_20_entry" text:ignore-case="true" text:sort-algorithm="alphanumeric" fo:language="fr" fo:country="FR">
          <text:index-title-template text:style-name="Index_20_Heading">Index lexical 2</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text:soft-page-break/>Index lexical 2</text:p>
          </text:index-title>
          <text:p text:style-name="P8">brevet<text:tab/>4 sv</text:p>
          <text:p text:style-name="P8">code source<text:tab/>1, 3</text:p>
          <text:p text:style-name="P8">Emacs<text:tab/>2 sv</text:p>
          <text:p text:style-name="P8">Free Software Foundation<text:tab/>2</text:p>
          <text:p text:style-name="P8">gcc<text:tab/>2 sv</text:p>
          <text:p text:style-name="P8">gdb<text:tab/>2</text:p>
          <text:p text:style-name="P8">Gnome<text:tab/>3</text:p>
          <text:p text:style-name="P8">GNU<text:tab/>2 sv, 5</text:p>
          <text:p text:style-name="P8">GNU is not Linux<text:tab/>2 sv, 5</text:p>
          <text:p text:style-name="P8">GPL<text:tab/>2, 5</text:p>
          <text:p text:style-name="P8">langage binaire<text:tab/>1</text:p>
          <text:p text:style-name="P8">logiciel libre<text:tab/>1 sv</text:p>
          <text:p text:style-name="P8">POSIX<text:tab/>3</text:p>
          <text:p text:style-name="P8">Programmes<text:tab/>2 sv</text:p>
          <text:p text:style-name="P8">système d'exploitation<text:tab/>1 sv</text:p>
        </text:index-body>
      </text:alphabetical-index>
      <text:p text:style-name="Text_20_body"/>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Heading_20_2" style:next-style-name="Heading_20_2" style:default-outline-level="" style:list-style-name=""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background-color="#eeeeee">
        <style:background-image/>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Main_20_index_20_entry" style:display-name="Main index entry" style:family="text">
      <style:text-properties fo:font-weight="bold" style:font-weight-asian="bold" style:font-weight-complex="bold"/>
    </style:style>
    <text:outline-style style:name="Outline">
      <text:outline-level-style text:level="1" style:num-suffix=" "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a"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99cm" fo:margin-left="0.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099cm" fo:margin-left="0.49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3cm" fo:margin-left="0.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7cm" fo:margin-left="0.49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1.101cm" fo:margin-left="0.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1.501cm" fo:margin-left="0.49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1.9cm" fo:margin-left="0.4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2.3cm" fo:margin-left="0.49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2.701cm" fo:margin-left="0.49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3.101cm" fo:margin-left="0.499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bressand </meta:initial-creator>
    <meta:creation-date>2015-03-04T14:34:05.596067374</meta:creation-date>
    <dc:date>2015-03-04T16:34:55.425578119</dc:date>
    <dc:creator>jbressand </dc:creator>
    <meta:editing-duration>PT14M16S</meta:editing-duration>
    <meta:editing-cycles>2</meta:editing-cycles>
    <meta:generator>LibreOffice/4.2.7.2$Linux_X86_64 LibreOffice_project/420m0$Build-2</meta:generator>
    <meta:document-statistic meta:table-count="0" meta:image-count="0" meta:object-count="0" meta:page-count="6" meta:paragraph-count="150" meta:word-count="2300" meta:character-count="14684" meta:non-whitespace-character-count="12546"/>
  </office:meta>
</office:document-meta>
</file>